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fo:language="pl" fo:country="PL" officeooo:rsid="00054144" officeooo:paragraph-rsid="000781d2"/>
    </style:style>
    <style:style style:name="P2" style:family="paragraph" style:parent-style-name="Subtitle">
      <style:text-properties fo:language="pl" fo:country="PL" officeooo:rsid="0004be7a" officeooo:paragraph-rsid="000781d2"/>
    </style:style>
    <style:style style:name="P3" style:family="paragraph" style:parent-style-name="Subtitle">
      <style:text-properties officeooo:rsid="000ac1ea" officeooo:paragraph-rsid="000ac1ea"/>
    </style:style>
    <style:style style:name="P4" style:family="paragraph" style:parent-style-name="Heading_20_1">
      <style:text-properties fo:language="pl" fo:country="PL" officeooo:rsid="00054144" officeooo:paragraph-rsid="000781d2"/>
    </style:style>
    <style:style style:name="P5" style:family="paragraph" style:parent-style-name="Heading_20_1">
      <style:text-properties fo:language="pl" fo:country="PL" officeooo:rsid="0006cc2d" officeooo:paragraph-rsid="000781d2"/>
    </style:style>
    <style:style style:name="P6" style:family="paragraph" style:parent-style-name="Footer">
      <style:paragraph-properties fo:text-align="center" style:justify-single-word="false"/>
    </style:style>
    <style:style style:name="T1" style:family="text">
      <style:text-properties officeooo:rsid="0008d963"/>
    </style:style>
    <style:style style:name="T2" style:family="text">
      <style:text-properties fo:language="pl" fo:country="PL" officeooo:rsid="0006cc2d"/>
    </style:style>
    <style:style style:name="T3" style:family="text">
      <style:text-properties fo:language="pl" fo:country="PL" officeooo:rsid="000781d2"/>
    </style:style>
    <style:style style:name="T4" style:family="text">
      <style:text-properties officeooo:rsid="000ac1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awozdanie – Laboratorium nr <text:span text:style-name="T4">X</text:span></text:p>
      <text:p text:style-name="P3">Nazwa Ćwiczenia</text:p>
      <text:p text:style-name="P2">Tomasz Rajchel<text:line-break/><text:span text:style-name="T1">2019/xx/xx</text:span></text:p>
      <text:h text:style-name="P4" text:outline-level="1">Wstęp teoretyczny</text:h>
      <text:h text:style-name="Heading_20_1" text:outline-level="1"><text:span text:style-name="T3">O</text:span><text:span text:style-name="T2">pis zadania</text:span></text:h>
      <text:h text:style-name="Heading_20_1" text:outline-level="1">Wyniki</text:h>
      <text:h text:style-name="P5" text:outline-level="1">Wnioski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2:30:21.326932300</meta:creation-date>
    <meta:generator>LibreOffice/6.0.7.3$Linux_X86_64 LibreOffice_project/00m0$Build-3</meta:generator>
    <dc:date>2019-04-24T21:12:37.722002864</dc:date>
    <meta:editing-duration>PT4M26S</meta:editing-duration>
    <meta:editing-cycles>3</meta:editing-cycles>
    <meta:document-statistic meta:table-count="0" meta:image-count="0" meta:object-count="0" meta:page-count="1" meta:paragraph-count="8" meta:word-count="16" meta:character-count="115" meta:non-whitespace-character-count="106"/>
  </office:meta>
</office:document-meta>
</file>